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54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ctionby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<text:s/>user!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0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0: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1875" calcext:value-type="float">
            <text:p>11.1875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375" calcext:value-type="float">
            <text:p>11.375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5625" calcext:value-type="float">
            <text:p>11.5625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75" calcext:value-type="float">
            <text:p>11.75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9375" calcext:value-type="float">
            <text:p>11.9375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9375" calcext:value-type="float">
            <text:p>11.9375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9375" calcext:value-type="float">
            <text:p>11.9375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9375" calcext:value-type="float">
            <text:p>11.9375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: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229441" calcext:value-type="float">
            <text:p>429522944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998" meta:object-count="0"/>
    <meta:generator>LibreOffice/6.0.7.3$Linux_X86_64 LibreOffice_project/00m0$Build-3</meta:generator>
  </office:meta>
</office:document-meta>
</file>